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matic SC1" svg:font-family="'Amatic SC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3" style:family="paragraph" style:parent-style-name="Standard">
      <style:paragraph-properties fo:margin-top="0cm" fo:margin-bottom="0cm" loext:contextual-spacing="false"/>
      <style:text-properties style:font-name="Amatic SC" fo:font-size="24pt" style:font-name-asian="Amatic SC1" style:font-size-asian="24pt" style:font-name-complex="Amatic SC1" style:font-size-complex="24pt"/>
    </style:style>
    <style:style style:name="P4" style:family="paragraph" style:parent-style-name="Standard">
      <style:paragraph-properties fo:margin-top="0cm" fo:margin-bottom="0cm" loext:contextual-spacing="false"/>
      <style:text-properties fo:font-size="18pt" style:font-size-asian="18pt" style:font-size-complex="18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7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8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30pt" style:text-underline-style="solid" style:text-underline-width="auto" style:text-underline-color="font-color" fo:font-weight="bold" style:font-size-asian="30pt" style:font-weight-asian="bold" style:font-size-complex="30pt"/>
    </style:style>
    <style:style style:name="P10" style:family="paragraph" style:parent-style-name="Standard">
      <style:paragraph-properties fo:margin-top="0cm" fo:margin-bottom="0cm" loext:contextual-spacing="false"/>
      <style:text-properties fo:font-size="18pt" style:font-size-asian="18pt" style:font-size-complex="18pt"/>
    </style:style>
    <style:style style:name="P11" style:family="paragraph" style:parent-style-name="Standard" style:master-page-name="First_20_Page">
      <style:paragraph-properties fo:margin-top="0cm" fo:margin-bottom="0cm" loext:contextual-spacing="false" fo:text-align="start" style:justify-single-word="false" style:page-number="1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matic SC" fo:font-size="24pt" fo:font-style="italic" style:text-underline-style="solid" style:text-underline-width="auto" style:text-underline-color="font-color" style:font-name-asian="Amatic SC1" style:font-size-asian="24pt" style:font-style-asian="italic" style:font-name-complex="Amatic SC1" style:font-size-complex="24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14" style:family="paragraph" style:parent-style-name="Standard" style:list-style-name="WWNum6">
      <style:paragraph-properties fo:margin-left="2.54cm" fo:margin-right="0cm" fo:margin-top="0cm" fo:margin-bottom="0cm" loext:contextual-spacing="true" fo:text-indent="-0.635cm" style:auto-text-indent="false"/>
    </style:style>
    <style:style style:name="P15" style:family="paragraph" style:parent-style-name="Standard" style:list-style-name="WWNum4">
      <style:paragraph-properties fo:margin-left="2.54cm" fo:margin-right="0cm" fo:margin-top="0cm" fo:margin-bottom="0cm" loext:contextual-spacing="true" fo:text-indent="-0.635cm" style:auto-text-indent="false"/>
    </style:style>
    <style:style style:name="P16" style:family="paragraph" style:parent-style-name="Standard" style:list-style-name="WWNum2">
      <style:paragraph-properties fo:margin-left="2.54cm" fo:margin-right="0cm" fo:margin-top="0cm" fo:margin-bottom="0cm" loext:contextual-spacing="true" fo:text-indent="-0.635cm" style:auto-text-indent="false"/>
      <style:text-properties fo:font-size="18pt" style:font-size-asian="18pt" style:font-size-complex="18pt"/>
    </style:style>
    <style:style style:name="P17" style:family="paragraph" style:parent-style-name="Standard" style:list-style-name="WWNum5">
      <style:paragraph-properties fo:margin-left="2.54cm" fo:margin-right="0cm" fo:margin-top="0cm" fo:margin-bottom="0cm" loext:contextual-spacing="true" fo:text-indent="-0.635cm" style:auto-text-indent="false"/>
      <style:text-properties fo:font-size="18pt" style:font-size-asian="18pt" style:font-size-complex="18pt"/>
    </style:style>
    <style:style style:name="P18" style:family="paragraph" style:parent-style-name="Standard" style:list-style-name="WWNum5">
      <style:paragraph-properties fo:margin-left="2.54cm" fo:margin-right="0cm" fo:margin-top="0cm" fo:margin-bottom="0cm" loext:contextual-spacing="true" fo:text-indent="-0.635cm" style:auto-text-indent="false"/>
      <style:text-properties fo:font-size="18pt" officeooo:rsid="000c21c1" officeooo:paragraph-rsid="000c21c1" style:font-size-asian="18pt" style:font-size-complex="18pt"/>
    </style:style>
    <style:style style:name="P19" style:family="paragraph" style:parent-style-name="Standard" style:list-style-name="WWNum5">
      <style:paragraph-properties fo:margin-left="2.54cm" fo:margin-right="0cm" fo:margin-top="0cm" fo:margin-bottom="0cm" loext:contextual-spacing="true" fo:text-indent="-0.635cm" style:auto-text-indent="false"/>
      <style:text-properties fo:font-size="18pt" officeooo:rsid="000d3809" officeooo:paragraph-rsid="000d3809" style:font-size-asian="18pt" style:font-size-complex="18pt"/>
    </style:style>
    <style:style style:name="P20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</style:style>
    <style:style style:name="P21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8pt" style:font-size-asian="18pt" style:font-size-complex="18pt"/>
    </style:style>
    <style:style style:name="P22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fo:font-size="18pt" style:font-size-asian="18pt" style:font-size-complex="18pt"/>
    </style:style>
    <style:style style:name="P23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24" style:family="paragraph" style:parent-style-name="Standard" style:list-style-name="WWNum4">
      <style:paragraph-properties fo:margin-left="3.81cm" fo:margin-right="0cm" fo:margin-top="0cm" fo:margin-bottom="0cm" loext:contextual-spacing="true" fo:text-indent="-0.635cm" style:auto-text-indent="false"/>
    </style:style>
    <style:style style:name="P25" style:family="paragraph" style:parent-style-name="Standard" style:list-style-name="WWNum1">
      <style:paragraph-properties fo:margin-left="3.81cm" fo:margin-right="0cm" fo:margin-top="0cm" fo:margin-bottom="0cm" loext:contextual-spacing="true" fo:text-indent="-0.635cm" style:auto-text-indent="false"/>
    </style:style>
    <style:style style:name="P26" style:family="paragraph" style:parent-style-name="Standard" style:list-style-name="WWNum2">
      <style:paragraph-properties fo:margin-left="3.81cm" fo:margin-right="0cm" fo:margin-top="0cm" fo:margin-bottom="0cm" loext:contextual-spacing="true" fo:text-indent="-0.635cm" style:auto-text-indent="false"/>
      <style:text-properties fo:font-size="18pt" style:font-size-asian="18pt" style:font-size-complex="18pt"/>
    </style:style>
    <style:style style:name="P27" style:family="paragraph" style:parent-style-name="Standard" style:list-style-name="WWNum1">
      <style:paragraph-properties fo:margin-left="3.81cm" fo:margin-right="0cm" fo:text-indent="-0.635cm" style:auto-text-indent="false"/>
    </style:style>
    <style:style style:name="P28" style:family="paragraph" style:parent-style-name="Standard">
      <style:paragraph-properties fo:margin-top="0cm" fo:margin-bottom="0cm" loext:contextual-spacing="true"/>
      <style:text-properties fo:font-size="18pt" officeooo:rsid="000e847b" officeooo:paragraph-rsid="000e847b" style:font-size-asian="18pt" style:font-size-complex="18pt"/>
    </style:style>
    <style:style style:name="P29" style:family="paragraph" style:parent-style-name="Standard">
      <style:paragraph-properties fo:margin-top="0cm" fo:margin-bottom="0cm" loext:contextual-spacing="true"/>
      <style:text-properties fo:font-size="18pt" officeooo:rsid="00110be2" officeooo:paragraph-rsid="00110be2" style:font-size-asian="18pt" style:font-size-complex="18pt"/>
    </style:style>
    <style:style style:name="P30" style:family="paragraph" style:parent-style-name="Standard">
      <style:paragraph-properties fo:margin-top="0cm" fo:margin-bottom="0cm" loext:contextual-spacing="true"/>
      <style:text-properties fo:font-size="18pt" officeooo:rsid="00123ec3" officeooo:paragraph-rsid="00123ec3" style:font-size-asian="18pt" style:font-size-complex="18pt"/>
    </style:style>
    <style:style style:name="P31" style:family="paragraph" style:parent-style-name="Standard">
      <style:paragraph-properties fo:margin-top="0cm" fo:margin-bottom="0cm" loext:contextual-spacing="true"/>
      <style:text-properties fo:font-size="18pt" officeooo:rsid="0013b2a0" officeooo:paragraph-rsid="0013b2a0" style:font-size-asian="18pt" style:font-size-complex="18pt"/>
    </style:style>
    <style:style style:name="P32" style:family="paragraph" style:parent-style-name="Standard">
      <style:paragraph-properties fo:margin-top="0cm" fo:margin-bottom="0cm" loext:contextual-spacing="true"/>
      <style:text-properties fo:font-size="18pt" officeooo:rsid="001400db" officeooo:paragraph-rsid="001400db" style:font-size-asian="18pt" style:font-size-complex="18pt"/>
    </style:style>
    <style:style style:name="P33" style:family="paragraph" style:parent-style-name="Standard">
      <style:paragraph-properties fo:margin-top="0cm" fo:margin-bottom="0cm" loext:contextual-spacing="true"/>
      <style:text-properties fo:font-size="18pt" officeooo:rsid="00156b9a" officeooo:paragraph-rsid="00156b9a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fo:font-weight="bold" style:font-size-asian="24pt" style:font-weight-asian="bold" style:font-size-complex="24pt"/>
    </style:style>
    <style:style style:name="T3" style:family="text">
      <style:text-properties fo:font-size="24pt" fo:font-weight="bold" officeooo:rsid="000c21c1" style:font-size-asian="24pt" style:font-weight-asian="bold" style:font-size-complex="24pt"/>
    </style:style>
    <style:style style:name="T4" style:family="text">
      <style:text-properties fo:font-size="24pt" fo:font-weight="bold" officeooo:rsid="000e847b" style:font-size-asian="24pt" style:font-weight-asian="bold" style:font-size-complex="24pt"/>
    </style:style>
    <style:style style:name="T5" style:family="text">
      <style:text-properties officeooo:rsid="000a60d6"/>
    </style:style>
    <style:style style:name="T6" style:family="text">
      <style:text-properties officeooo:rsid="000e847b"/>
    </style:style>
    <style:style style:name="T7" style:family="text">
      <style:text-properties officeooo:rsid="00156b9a"/>
    </style:style>
    <style:style style:name="T8" style:family="text">
      <style:text-properties officeooo:rsid="0015e2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aventure Marin</text:p>
      <text:p text:style-name="P2">Wallach Raphaël</text:p>
      <text:p text:style-name="P2">Dad Aurélien</text:p>
      <text:p text:style-name="P2">Kassegne Ossan</text:p>
      <text:p text:style-name="P1"/>
      <text:p text:style-name="P1"/>
      <text:p text:style-name="P9">Maquette du projet </text:p>
      <text:p text:style-name="P3"/>
      <text:p text:style-name="P12">Etapes de conception : </text:p>
      <text:p text:style-name="P6"/>
      <text:p text:style-name="P6">I/ Définition des éléments du jeu en structures de données</text:p>
      <text:p text:style-name="P6"><text:tab/></text:p>
      <text:p text:style-name="P6"><text:tab/></text:p>
      <text:p text:style-name="P5"><text:tab/>Unités = Structures</text:p>
      <text:list xml:id="list451894230724238772" text:style-name="WWNum6">
        <text:list-item>
          <text:p text:style-name="P14">Archers</text:p>
        </text:list-item>
        <text:list-item>
          <text:p text:style-name="P14">infanterie</text:p>
        </text:list-item>
      </text:list>
      <text:p text:style-name="P1"><text:tab/><text:tab/>etc..</text:p>
      <text:p text:style-name="P5"><text:span text:style-name="T1"><text:tab/><text:tab/></text:span>Marin<text:span text:style-name="T6">z</text:span></text:p>
      <text:p text:style-name="P6"/>
      <text:p text:style-name="P6"/>
      <text:p text:style-name="P6">II/ Conception des fonctions</text:p>
      <text:p text:style-name="P1"/>
      <text:p text:style-name="P1">(phase de déclaration des paramètres)</text:p>
      <text:p text:style-name="P1"/>
      <text:list xml:id="list2522571514596901158" text:style-name="WWNum3">
        <text:list-item>
          <text:p text:style-name="P20">Phase d’initialisation : </text:p>
        </text:list-item>
      </text:list>
      <text:p text:style-name="P7"/>
      <text:list xml:id="list2986904071149415766" text:style-name="WWNum4">
        <text:list-item>
          <text:list>
            <text:list-item>
              <text:p text:style-name="P15">saisie nom du joueur -&gt; Raphael <text:tab/>fait<text:tab/></text:p>
            </text:list-item>
            <text:list-item>
              <text:p text:style-name="P15">Création + Saisie du nombre d’unités -&gt; M<text:span text:style-name="T5">arin : en cours </text:span></text:p>
            </text:list-item>
            <text:list-item>
              <text:p text:style-name="P15">Calcul et initialisation du plateau (en fonction du nombre d’unité) -&gt; Aurélien<text:tab/>fait</text:p>
            </text:list-item>
            <text:list-item>
              <text:p text:style-name="P15">initialisation des obstacles / unités de l’ordinateur -&gt; Ossan*<text:tab/></text:p>
            </text:list-item>
            <text:list-item>
              <text:p text:style-name="P15">Placement des unités du joueur (manuel ou automatique) -&gt; Raphaël*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115909560098875" text:continue-numbering="true" text:style-name="WWNum4">
        <text:list-item>
          <text:p text:style-name="P23">Phase de jeu :</text:p>
        </text:list-item>
      </text:list>
      <text:p text:style-name="P1"/>
      <text:list xml:id="list115909682666934" text:continue-numbering="true" text:style-name="WWNum4">
        <text:list-item>
          <text:list>
            <text:list-item>
              <text:p text:style-name="P15">définition de l’ordre de jeu des unités -&gt; Aurélien</text:p>
            </text:list-item>
            <text:list-item>
              <text:p text:style-name="P15">interaction des unités </text:p>
              <text:list>
                <text:list-item>
                  <text:p text:style-name="P24">attaque -&gt; Raphaël/Ossan**</text:p>
                </text:list-item>
                <text:list-item>
                  <text:p text:style-name="P24">déplacement -&gt; Marin/Aurélien**</text:p>
                </text:list-item>
              </text:list>
            </text:list-item>
          </text:list>
        </text:list-item>
      </text:list>
      <text:p text:style-name="P5"/>
      <text:p text:style-name="P1"/>
      <text:list xml:id="list115910358602136" text:continue-numbering="true" text:style-name="WWNum4">
        <text:list-item>
          <text:list>
            <text:list-item>
              <text:p text:style-name="P15">affichage du plateau -&gt; Ossan</text:p>
            </text:list-item>
            <text:list-item>
              <text:p text:style-name="P15">condition de victoire -&gt; Ossan</text:p>
            </text:list-item>
          </text:list>
        </text:list-item>
      </text:list>
      <text:p text:style-name="P5"><text:s text:c="6"/></text:p>
      <text:p text:style-name="P5"/>
      <text:p text:style-name="P5"><text:tab/></text:p>
      <text:p text:style-name="P1"><text:s text:c="4"/>3. Fin de partie : -&gt; Marin * : <text:span text:style-name="T5">En cours</text:span></text:p>
      <text:p text:style-name="P1"/>
      <text:list xml:id="list8166533367412023635" text:style-name="WWNum1">
        <text:list-item>
          <text:p text:style-name="P27">Calcul des résultats ( vainqueur, statistiques)</text:p>
        </text:list-item>
        <text:list-item>
          <text:p text:style-name="P25">Affichage des résultats</text:p>
        </text:list-item>
        <text:list-item>
          <text:p text:style-name="P25">Retour au menu</text:p>
        </text:list-item>
      </text:list>
      <text:p text:style-name="P1"><text:tab/><text:tab/><text:tab/></text:p>
      <text:p text:style-name="P1"/>
      <text:p text:style-name="P1">4. Conception de la fonction Main -&gt; Mise en commun</text:p>
      <text:p text:style-name="P1"/>
      <text:p text:style-name="P1">5 Sauvegarde/chargement</text:p>
      <text:p text:style-name="P1"/>
      <text:p text:style-name="P1"><text:tab/>1. Sauvegarde -&gt; Ossan *</text:p>
      <text:p text:style-name="P1"><text:tab/>2. Chargement -&gt; Aurélien *</text:p>
      <text:p text:style-name="P1"><text:tab/></text:p>
      <text:p text:style-name="P1"/>
      <text:p text:style-name="P4">III/ Interface Graphique **</text:p>
      <text:p text:style-name="P1"><text:tab/></text:p>
      <text:p text:style-name="P1"><text:tab/></text:p>
      <text:p text:style-name="P1"/>
      <text:p text:style-name="P1"/>
      <text:p text:style-name="P4">IV/ Réseaux **</text:p>
      <text:p text:style-name="P4"/>
      <text:p text:style-name="P1"/>
      <text:p text:style-name="P4"><text:tab/></text:p>
      <text:p text:style-name="P1"/>
      <text:p text:style-name="P4">Estimation de la difficulté : rien -&gt; facile</text:p>
      <text:p text:style-name="P4"><text:tab/><text:tab/><text:tab/><text:tab/><text:tab/><text:tab/>* <text:s text:c="4"/>-&gt; moyen</text:p>
      <text:p text:style-name="P4"><text:tab/><text:tab/><text:tab/><text:tab/><text:tab/><text:tab/>* <text:s text:c="4"/>-&gt; difficile</text:p>
      <text:p text:style-name="P4"><text:soft-page-break/></text:p>
      <text:p text:style-name="P4"/>
      <text:p text:style-name="P1"><text:span text:style-name="T2">Plan</text:span><text:span text:style-name="T4">n</text:span><text:span text:style-name="T2">i</text:span><text:span text:style-name="T3">ng</text:span></text:p>
      <text:p text:style-name="P4"/>
      <text:list xml:id="list3089975181313061721" text:style-name="WWNum2">
        <text:list-item>
          <text:p text:style-name="P21">Séance 2 : <text:s/></text:p>
        </text:list-item>
      </text:list>
      <text:p text:style-name="P4"/>
      <text:list xml:id="list115909792839608" text:continue-numbering="true" text:style-name="WWNum2">
        <text:list-item>
          <text:list>
            <text:list-item>
              <text:p text:style-name="P16">Etablissement des règles du jeu</text:p>
            </text:list-item>
            <text:list-item>
              <text:p text:style-name="P16">Définition structures des unités</text:p>
            </text:list-item>
          </text:list>
        </text:list-item>
      </text:list>
      <text:p text:style-name="P4"/>
      <text:p text:style-name="P4"/>
      <text:list xml:id="list115908859246904" text:continue-numbering="true" text:style-name="WWNum2">
        <text:list-item>
          <text:p text:style-name="P21">Séance 3 :</text:p>
        </text:list-item>
      </text:list>
      <text:p text:style-name="P8"/>
      <text:list xml:id="list115909794216456" text:continue-numbering="true" text:style-name="WWNum2">
        <text:list-item>
          <text:list>
            <text:list-item>
              <text:p text:style-name="P16">Fonctions :</text:p>
              <text:list>
                <text:list-item>
                  <text:p text:style-name="P26">Saisie du nombre d’unités</text:p>
                </text:list-item>
                <text:list-item>
                  <text:p text:style-name="P26">Saisie nom du joueur</text:p>
                </text:list-item>
                <text:list-item>
                  <text:p text:style-name="P26">Création d’obstacle</text:p>
                </text:list-item>
                <text:list-item>
                  <text:p text:style-name="P26">Création d’unités</text:p>
                </text:list-item>
                <text:list-item>
                  <text:p text:style-name="P26">Placement manuel des unités(utilisateur)</text:p>
                </text:list-item>
                <text:list-item>
                  <text:p text:style-name="P26">Placement automatique des unités(ordinateur)</text:p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list xml:id="list528355937572128486" text:style-name="WWNum5">
        <text:list-item>
          <text:p text:style-name="P22">Séance 4 : </text:p>
        </text:list-item>
      </text:list>
      <text:p text:style-name="P4"/>
      <text:list xml:id="list115908816077916" text:continue-numbering="true" text:style-name="WWNum5">
        <text:list-item>
          <text:list>
            <text:list-item>
              <text:p text:style-name="P17">Recherche sur SDL / Installation</text:p>
            </text:list-item>
            <text:list-item>
              <text:p text:style-name="P18">Créations d’unités </text:p>
            </text:list-item>
            <text:list-item>
              <text:p text:style-name="P19">Fonctions de gestion fin de partie</text:p>
            </text:list-item>
          </text:list>
        </text:list-item>
      </text:list>
      <text:p text:style-name="P28"/>
      <text:p text:style-name="P28"><text:soft-page-break/></text:p>
      <text:p text:style-name="P29">Seance <text:span text:style-name="T8">5/6</text:span>:</text:p>
      <text:p text:style-name="P29"/>
      <text:p text:style-name="P29"><text:tab/>Changement des règles du jeu</text:p>
      <text:p text:style-name="P29"/>
      <text:p text:style-name="P31">Auparavant le joueur ne décidait que du placement initial des unités. </text:p>
      <text:p text:style-name="P31">La partie se déroulait de manière passive suivant <text:s/>un fonctionnement quasi similaire au jeu de la vie.</text:p>
      <text:p text:style-name="P32"/>
      <text:p text:style-name="P32">Nouvelles règles : <text:span text:style-name="T7">tactics arena il n’y a plus un nombre d’unité, mais un crédit total (chaque unité aura un coup différent) ainsi, la « force » de chaque équipe est similaire mais le nombre d’unité n’est pas forcément le même dans les 2 camps.</text:span></text:p>
      <text:p text:style-name="P33">Ensuite,le déroulement du jeu est tour par tour, suivant l’odre de création des unités, alterné (ex : unité1joueur1 , puis unité1 joueur2, puis unité2joueur1, etc.…).</text:p>
      <text:p text:style-name="P33"/>
      <text:p text:style-name="P33">Le jeu se rapproche désormais plus d’un tactic arena, où la stratégie est plus présente, on va donc redéfinir nos structures de manière plus complexes.</text:p>
      <text:p text:style-name="P32"/>
      <text:p text:style-name="P32"><text:tab/></text:p>
      <text:p text:style-name="P29"/>
      <text:p text:style-name="P30"/>
      <text:p text:style-name="P29"/>
      <text:p text:style-name="P29"/>
      <text:p text:style-name="P29"/>
      <text:p text:style-name="P29"/>
      <text:p text:style-name="P28"><text:soft-page-break/></text:p>
      <text:p text:style-name="P28"/>
      <text:p text:style-name="P28"/>
      <text:p text:style-name="P28"/>
      <text:p text:style-name="P28"/>
      <text:p text:style-name="P6"/>
      <text:p text:style-name="P6"/>
      <text:p text:style-name="P6"><text:tab/><text:tab/></text:p>
      <text:p text:style-name="P4"/>
      <text:p text:style-name="P4"/>
      <text:p text:style-name="P4"/>
      <text:p text:style-name="P4"><text:tab/></text:p>
      <text:p text:style-name="P8"/>
      <text:p text:style-name="P6"/>
      <text:p text:style-name="P6"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matic SC1" svg:font-family="'Amatic SC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8pt" style:text-underline-style="none"/>
    </style:style>
    <style:style style:name="ListLabel_20_11" style:display-name="ListLabel 11" style:family="text">
      <style:text-properties fo:font-size="18pt" style:text-underline-style="none"/>
    </style:style>
    <style:style style:name="ListLabel_20_12" style:display-name="ListLabel 12" style:family="text">
      <style:text-properties fo:font-size="18pt"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8pt" style:text-underline-style="none"/>
    </style:style>
    <style:style style:name="ListLabel_20_38" style:display-name="ListLabel 38" style:family="text">
      <style:text-properties fo:font-size="18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  <text:p text:style-name="MP1"/>
        <text:p text:style-name="MP1"/>
        <text:p text:style-name="MP1"><text:tab/></text:p>
      </style:footer>
    </style:master-page>
    <style:master-page style:name="First_20_Page" style:display-name="First Page" style:page-layout-name="Mpm1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6T11:58:12.100259814</dc:date>
    <meta:editing-duration>PT19M2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5" meta:paragraph-count="77" meta:word-count="409" meta:character-count="2407" meta:non-whitespace-character-count="2024"/>
  </office:meta>
</office:document-meta>
</file>